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take the copy and deliver it myself, but I completely forgot about it,” you explained, an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that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a tiny applause at the thought.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Such a good start to the day... Goodnight, Moon, and</text:span></text:p>
      <text:p text:style-name="Normal">“Hello, Sun.”</text:p>
      <text:p text:style-name="Normal">A bit of steam was rising from her mug, and the hot chocolate had a faint swee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few spices like dawn light and having nothing to do: it really brought out all the warmth and sweetness from her hot chocolate. And for as long as she could, before 7am came around and while her mug wasn't empty, she savoured every dro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an should strive to be its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while making her way to the front door.</text:p>
      <text:p text:style-name="Normal"/>
      <text:p text:style-name="P1">•••</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to the empty patch of sky above her head. </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you’d never gone to school together; usually, you were already at school by the time she reached the bus stop, and as such, this situation was completely new to her. “Should I approach you?”, “what should I say to you?”, “should I hide and wait for the next bus?”, under normal circumstances these were the thoughts she would have begun having. But recently, the circumstances had not been normal; in fact, ever since yesternight, they’d been very kind to her. So much so that she felt they might even accompany her to the bus stop; she was at peace with herself, and she was at peace with the world, so she felt the world might be on her side today. <text:span text:style-name="T1">Maybe today really could be a good day...</text:span> </text:p>
      <text:p text:style-name="Normal">Thus, armed with a little hope and exactly no idea what to say, she started on her way to you. Very slowly, almost apprehensively at first, but she was taking one step after another.</text:p>
      <text:p text:style-name="Normal">By the looks of it, you’d had the bus stop all to yourself: you had your backpack by your side, an open book in your hands, and a dreamy look in your eyes. Her curiosity grew as the distance between you shrank. What were you reading? Whatever it was, it seemed to have taken you in completely. What kind of story was it? Was it a story in the first place? <text:span text:style-name="T1">Mm, probably, </text:span>she decided on her own. Then, what kind of world did it depict? Was it one she’d already imagined, or maybe one whose existence she didn’t even know of? Either way, you were lost in it. So much so that you seemed to have forgotten about the world you really were in, a world where a certain girl was even more lost than you were now. And as she came as close as she dared,</text:p>
      <text:p text:style-name="Normal">“H-Hi,” she tried to say, but it came out as a whisper, and was unheard. So, she closed her eyes, brought a closed hand to her chest and silently took a deep breat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What’s more, as this is a circumstance that had never occurred, she didn’t have an answer to the question ‘how should she approach you?’. Should she just walk up to you? Well, that was inevitable. Then, what would she say when she got within talking range?</text:span></text:p>
      <text:p text:style-name="Normal"><text:span text:style-name="T2">“...”</text:span></text:p>
      <text:p text:style-name="Normal"><text:span text:style-name="T3">Hm?</text:span><text:span text:style-name="T2"> She couldn’t think of anything to say. Why not? Surely there must be something, anything? </text:span><text:span text:style-name="T3">“... What do you think clouds graze on?” </text:span><text:span text:style-name="T2">perhaps. Okay, maybe not just anything, but there must be a better way to start a conversation. </text:span></text:p>
      <text:p text:style-name="Normal"><text:span text:style-name="T2">“...”</text:span></text:p>
      <text:p text:style-name="Normal"><text:span text:style-name="T2">Alright, what if she didn’t start a conversation then? What would that look like?</text:span></text:p>
      <text:p text:style-name="Normal"><text:span text:style-name="T2">“...”</text:span></text:p>
      <text:p text:style-name="Normal"><text:span text:style-name="T2">Nope, the silence would be deafening, no way. In any case it wouldn’t do to just stand here like an idiot, so started on her way to the bus stop.</text:span></text:p>
      <text:p text:style-name="Normal"><text:span text:style-name="T2">... </text:span><text:span text:style-name="T3">Huh? Wait, why am I walking up to you when I have no idea what to say?</text:span></text:p>
      <text:p text:style-name="Normal"><text:span text:style-name="T2">What was the big idea again? Ah, that’s right, there was none. And yet she didn’t stop walking. </text:span><text:span text:style-name="T3">What am I doing?? </text:span><text:span text:style-name="T2">But just before her social anxiety could kick in in full, she looked at you for more than just a moment, and noticed that you were reading a book. Or perhaps it would be more accurate to say that you were absorbed in one. Her pace slowed as her curiosity grew.</text:span></text:p>
      <text:p text:style-name="Normal"><text:span text:style-name="T2">“...”</text:span></text:p>
      <text:p text:style-name="Normal"><text:span text:style-name="T2">By the looks of it, you’d had the bus stop all to yourself: you had your backpack by your side, a book in your hands, and a dreamy look in your eyes. Whatever you were reading, it had taken you in completely. So much so that you didn’t notice her at all, standing not far from you. Whatever you were reading, she wanted to read it too. Whatever world you were in right now, she wanted to be there too. With you. She mustered a </text:span></text:p>
      <text:p text:style-name="Normal"><text:span text:style-name="T2">“Hi...” but it came out as a whisper, and you didn’t hear it.</text:span></text:p>
      <text:p text:style-name="Normal"><text:span text:style-name="T2">“Um... Hi,” she repeated more loudly. It caught your attention, and you turned your head her way. You looked surprised, and it took you a couple of seconds to answer:</text:span></text:p>
      <text:p text:style-name="Normal"><text:span text:style-name="T2">“Hi...”</text:span></text:p>
      <text:p text:style-name="Normal"><text:span text:style-name="T2">There was a moment of silence. She pointed a finger at your book,</text:span></text:p>
      <text:p text:style-name="Normal"><text:span text:style-name="T2">“What are you reading?”</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